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8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7cm" svg:height="0.93cm" draw:z-index="0"><draw:image xlink:href="../../odt/images/0124.png" xlink:type="simple" xlink:show="embed" xlink:actuate="onLoad"/></draw:frame></text:p>
          </table:table-cell>
          <table:table-cell table:style-name="Table1.B1" office:value-type="string">
            <text:h text:style-name="P5" text:outline-level="1">Люфт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 <text:span text:style-name="T9">Cи</text:span> <text:span text:style-name="T16">|</text:span>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1.769cm" svg:height="1.349cm" draw:z-index="1"><draw:image xlink:href="../../odt/images/0124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8">Блок </text:span><text:span text:style-name="T8">реализует преобразование вектора входных сигналов посредством </text:span><text:span text:style-name="T15">единой</text:span><text:span text:style-name="T8"> нелинейной статической характеристики типа "</text:span><text:span text:style-name="T11">Люфт</text:span><text:span text:style-name="T8">" </text:span><text:span text:style-name="T15">при различных начальных условиях</text:span><text:span text:style-name="T8"> по следующему алгоритму:</text:span></text:p>
            <text:p text:style-name="P3"><draw:frame draw:style-name="fr2" draw:name="graphics1" text:anchor-type="as-char" svg:width="2.538cm" svg:height="2.223cm" draw:z-index="2"><draw:image xlink:href="../images/0124_static.png" xlink:type="simple" xlink:show="embed" xlink:actuate="onLoad"/></draw:frame></text:p>
            <text:p text:style-name="P3"><draw:frame draw:style-name="fr3" draw:name="Объект1" text:anchor-type="as-char" svg:width="13.43cm" svg:height="6.858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2"><text:span text:style-name="T8">где</text:span><text:span text:style-name="T8"><draw:frame draw:style-name="fr3" draw:name="Объект2" text:anchor-type="as-char" svg:width="1.064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">– вектор входных сигналов;</text:span><text:span text:style-name="T8"><draw:frame draw:style-name="fr3" draw:name="Объект3" text:anchor-type="as-char" svg:width="1.087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– вектор </text:span><text:span text:style-name="T11">выходных</text:span><text:span text:style-name="T8"> сигналов, </text:span><text:span text:style-name="T8"><draw:frame draw:style-name="fr3" draw:name="Объект4" text:anchor-type="as-char" svg:width="0.796cm" svg:height="0.549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7">– </text:span><text:span text:style-name="T11">предыдущий временной шаг интегрирования.</text:span></text:p>
            <text:p text:style-name="P2"><text:span text:style-name="T12">Свойства</text:span>:</text:p>
            <text:list xml:id="list3785520153380713250" text:style-name="L1">
              <text:list-item>
                <text:p text:style-name="P4">Половина ширины зоны зазора – <draw:frame draw:style-name="fr3" draw:name="Объект5" text:anchor-type="as-char" svg:width="0.46cm" svg:height="0.54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        </text:list-item>
              <text:list-item>
                <text:p text:style-name="P4">Коэффициент усиления –<draw:frame draw:style-name="fr3" draw:name="Объект6" text:anchor-type="as-char" svg:width="0.485cm" svg:height="0.549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  </text:list-item>
              <text:list-item>
                <text:p text:style-name="P4"><text:span text:style-name="T7">Начальные условия – вектор начальных условий</text:span><text:span text:style-name="T7"><draw:frame draw:style-name="fr3" draw:name="Объект7" text:anchor-type="as-char" svg:width="1.169cm" svg:height="0.564cm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4"><text:span text:style-name="T10">Нинжнее значение функции –</text:span><text:span text:style-name="T7"><draw:frame draw:style-name="fr3" draw:name="Объект8" text:anchor-type="as-char" svg:width="0.653cm" svg:height="0.621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4"><text:span text:style-name="T10">Верхнее значение функции –</text:span><text:span text:style-name="T7"><draw:frame draw:style-name="fr3" draw:name="Объект9" text:anchor-type="as-char" svg:width="0.663cm" svg:height="0.621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7">.</text:span></text:p>
              </text:list-item>
            </text:list>
            <text:p text:style-name="P2"><text:span text:style-name="T13">Примечание:</text:span><text:span text:style-name="T7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14">Мультиплексор</text:span><text:span text:style-name="T7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юфт</dc:title>
    <dc:date>2014-12-01T17:34:16.85</dc:date>
    <meta:generator>OpenOffice/4.1.1$Win32 OpenOffice.org_project/411m6$Build-9775</meta:generator>
    <meta:editing-duration>PT2H8M37S</meta:editing-duration>
    <meta:editing-cycles>71</meta:editing-cycles>
    <meta:document-statistic meta:table-count="1" meta:image-count="3" meta:object-count="9" meta:page-count="1" meta:paragraph-count="17" meta:word-count="95" meta:character-count="658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n>0</mn>
        </mrow>
        <mo stretchy="false">)</mo>
      </mrow>
    </mrow>
    <annotation encoding="StarMath 5.0">y(0)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row>
                      <mrow>
                        <mfrac>
                          <mrow>
                            <msub>
                              <mi>y</mi>
                              <mn>1</mn>
                            </msub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≥</mo>
                      <mi/>
                    </mrow>
                    <mrow>
                      <mrow>
                        <mfrac>
                          <mrow>
                            <msub>
                              <mi>y</mi>
                              <mn>2</mn>
                            </msub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row>
                      <mi/>
                      <mo stretchy="false">&lt;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row>
                        <mfrac>
                          <mrow>
                            <msub>
                              <mi>y</mi>
                              <mn>2</mn>
                            </msub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row>
                      <mrow>
                        <mfrac>
                          <mrow>
                            <msub>
                              <mi>y</mi>
                              <mn>1</mn>
                            </msub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row>
                      <mi/>
                      <mo stretchy="false">&lt;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row>
                      <mi/>
                      <mo stretchy="false">≤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n>.</mn>
                  </mrow>
                </mtd>
              </mtr>
            </mtable>
          </mrow>
        </mrow>
      </mrow>
    </mrow>
    <annotation encoding="StarMath 5.0">y(t) = left lbrace stack{
y_1, ~если~ x(t) ~&lt;=~ { {y_1} over {k} - b} ; #
y_2, ~если~ x(t) ~&gt;=~ { {y_2} over {k} + b} ; #
k cdot (x(t)-b), ~если~ { {y(t- %DELTA t)} over {k} + b} ~&lt;~ x(t) ~&lt;~ {{y_2} over {k} + b} ; #
k cdot (x(t)+b), ~если~ { {y_1} over {k} - b} ~&lt;~ x(t) ~&lt;~ { {y(t- %DELTA t)} over {k} - b} ; #
y(t- %DELTA t), ~ если ~ { {y(t- %DELTA t)} over {k} - b} ~ &lt;= ~ x(t) ~ &lt;= ~ { {y(t- %DELTA t)} over {k} + b} .
} 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i>k</mi>
    </mrow>
    <annotation encoding="StarMath 5.0">k</annotation>
  </semantics>
</math>
</file>

<file path=Object 8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9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